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UrbanBody">
      <style:text-properties fo:font-size="12pt" style:font-size-asian="12pt" style:font-name-complex="Arial" style:font-size-complex="12pt"/>
    </style:style>
    <style:style style:name="P6" style:family="paragraph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UrbanTitle3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3">
      <style:text-properties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UrbanTitle3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style:font-name="Book Antiqua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style:use-window-font-color="true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color="#646464" style:font-name-complex="Ari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909cm" svg:y="0.379cm" svg:width="8.849cm" svg:height="3.339cm" draw:z-index="1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48.985475638</dc:date>
    <dc:language>fr-FR</dc:language>
    <meta:editing-cycles>149</meta:editing-cycles>
    <meta:editing-duration>P2DT8H15M4S</meta:editing-duration>
    <meta:document-statistic meta:table-count="0" meta:image-count="0" meta:object-count="0" meta:page-count="2" meta:paragraph-count="29" meta:word-count="298" meta:character-count="2252" meta:non-whitespace-character-count="2010"/>
    <meta:user-defined meta:name="Info 1"/>
    <meta:user-defined meta:name="Info 2"/>
    <meta:user-defined meta:name="Info 3"/>
    <meta:user-defined meta:name="Info 4"/>
  </office:meta>
</office:document-meta>
</file>